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line-through-type="single"/>
    </style:style>
    <style:style style:name="T3" style:family="text">
      <style:text-properties fo:font-style="italic" style:text-line-through-type="single"/>
    </style:style>
    <style:style style:name="T4" style:family="text">
      <style:text-properties fo:font-weight="bold" style:text-line-through-type="single"/>
    </style:style>
    <style:style style:name="T5" style:family="text">
      <style:text-properties fo:font-weight="bold"/>
    </style:style>
    <style:style style:name="P1" style:family="paragraph" style:parent-style-name="Normal">
      <style:paragraph-properties fo:text-align="center"/>
    </style:style>
    <style:style style:name="P2" style:family="paragraph" style:parent-style-name="Normal">
      <style:paragraph-properties fo:text-align="center"/>
    </style:style>
  </office:automatic-styles>
  <office:body>
    <office:text>
      <text:p text:style-name="Normal">The countryside is a pleasant and serene refuge from the metropolitan jungle. It is almost always a pleasant and serene place, but he was of the opinion that it was especially pleasant and serene when one wanted to run away from the city.  It was a hot summer day today, and only a few stray clouds occasionally shed darkness on the rice paddy. He had been there all morning, and now the Sun had begun its slow descent into the horizon. </text:p>
      <text:p text:style-name="Normal">"So much for a short walk..." he muttered to himself. </text:p>
      <text:p text:style-name="Normal">"Did you say something?" </text:p>
      <text:p text:style-name="Normal">The question came from the girl with a straw hat at the edge of the paddy. </text:p>
      <text:p text:style-name="Normal">"Hm? Oh, no. I was just talking to myself." </text:p>
      <text:p text:style-name="Normal">She reflected on his answer for a second. </text:p>
      <text:p text:style-name="Normal">"...Then you did say something. Sigh... Always lying to me, aren't you... What am I gonna do with you?" </text:p>
      <text:p text:style-name="Normal"><text:span text:style-name="T1">What is she talking about... we met like... four hours ago... What a pain, </text:span>he concluded. </text:p>
      <text:p text:style-name="Normal">"You're a pain," he let her know. </text:p>
      <text:p text:style-name="Normal">"How mean..." a moment of thought, "I'll forgive you, so make sure to lift that hammer, okay?" </text:p>
      <text:p text:style-name="Normal">She made sure to make the "okay?" sound extra sweet.  He could feel the artificial sweetness forcing their way into his ears. Even the sugar at home wasn't this artificial. Why did she make it sound like he owed her this, like he was doing it for her?  </text:p>
      <text:p text:style-name="Normal">"You really are a pain, you know. Yeah, I'll lift it." </text:p>
      <text:p text:style-name="Normal">"Hooray! Thank you!" </text:p>
      <text:p text:style-name="Normal"><text:span text:style-name="T1">What a strange girl</text:span>. He'd been trying to lift the hammer for the best part of five hours now, but she's acting as though he'd only decided to do so now. <text:span text:style-name="T1">Anyway. </text:span>Once again, he tried to pull. Once again, the hammer didn't budge. It was a massive thing, and because of that they'd both decided to call it 'Mjolnir'. Before the next attempt, he decided to ask: </text:p>
      <text:p text:style-name="Normal">"Any idea how this thing got here in the first place?" </text:p>
      <text:p text:style-name="Normal">"Hmm... no. It just was there, one morning. Nobody knows why or how. It doesn't belong to anyone in our village, if you're wondering. Who knows, maybe it really fell from the heavens?" </text:p>
      <text:p text:style-name="Normal">She said that with absolutely zero conviction.  </text:p>
      <text:p text:style-name="Normal">"A mystery, huh? Hey, I know, if your people start calling it Mjolnir too, maybe it'll become a tourist attraction, like the Excalibur." </text:p>
      <text:p text:style-name="Normal">"Nope. Won't do." No hesitation. And no explanation either.  </text:p>
      <text:p text:style-name="Normal">"Whatever..." something else was bugging him, "Hey, why did you plant a seed right here?" </text:p>
      <text:p text:style-name="Normal">She'd planted it right under the hammer's head. Only the handle of the hammer was actually buried, at a sharp angle, so the head stood just above the earth. Then the seed became a seedling, but its growth might be stunted by Mjolnir. That's why he'd decided to lift it in the first place. </text:p>
      <text:p text:style-name="Normal">"To be honest... I don't know. Maybe I felt that that was the best place to choose so that an encounter might blossom from it." </text:p>
      <text:p text:style-name="Normal">"... What do you mean?" </text:p>
      <text:p text:style-name="Normal">"Exactly what I said: I don't know," she let a shrug accompany her sentence.  </text:p>
      <text:p text:style-name="Normal"><text:span text:style-name="T1">What a strange girl.</text:span> He had a few more go's at lifting Mjolnir, but each attempt was more fruitless than the last. The girl got closer, then she sniffed the air. </text:p>
      <text:p text:style-name="Normal">"Hey. Your B.O. is really bad right now." </text:p>
      <text:p text:style-name="Normal">"...Shut up." </text:p>
      <text:p text:style-name="Normal">It's not like it was his fault, he was drenched in sweat and the summer Sun was hitting as hard as it could. Plus, he was practically doing this for her, for free, her shamelessness in complaining on top of it all was quite impressive. </text:p>
      <text:p text:style-name="Normal">"Yup, your B.O. is really bad." </text:p>
      <text:p text:style-name="Normal">But for some reason, he wasn't getting angry at her. It was as though... he physically couldn't. So many strange things, today. Instead, he was concerned. </text:p>
      <text:p text:style-name="Normal">"Why did you plant it here though... Aren't the farmers going to rip it out once it grows?" </text:p>
      <text:p text:style-name="Normal">At first, she didn't answer. She was mindlessly looking at the sky, her arms behind her back.  </text:p>
      <text:p text:style-name="Normal">「。。。いいえ。そんなことなえ。きっと。」 Was it a thing of these parts? Saying なえ instead of ない。 He didn't bother to ask why. Something, somewhere told him that this was it. <text:span text:style-name="T1">This was what?</text:span> He didn't know, but he thought it had to do with the hammer. So he focused entirely on it. He put his hands on Mjolnir's head for the millionth time, then pulled with all his strength. He gave a mighty cry and felt his arms stretch between his full-force pull and Mjolnir's stubborn resistance. Then, he stumbled backwards.  </text:p>
      <text:p text:style-name="Normal">"Gahh!"  </text:p>
      <text:p text:style-name="Normal">The hammer was beside him, and he was panting heavily.  </text:p>
      <text:p text:style-name="Normal">「は。。。は。。。」 </text:p>
      <text:p text:style-name="Normal">It was only then that something very important occurred to him. </text:p>
      <text:p text:style-name="Normal">「ね。。。君の名は。。。？」 </text:p>
      <text:p text:style-name="Normal">He sat up and looked around, but the girl with a straw hat was nowhere to be found. Instead, he felt a very warm "Thank you" in his heart. It was true warmth. One that he could appreciate in the searing heat of summer. Then, he looked at the gaping hole where the hammer was, and the small seedling close to it. And as his eyes scanned the dirt, he couldn't help but be a little angry at her. </text:p>
      <text:p text:style-name="Normal">"Hey... you could have at least reminded me I could dig up the thing..."</text:p>
      <text:p text:style-name="Normal"/>
      <text:p text:style-name="Normal"/>
      <text:p text:style-name="Normal">It is a little known fact that tsunamis live in dens. Few people are aware of this, and fewer still believe it. In fact, he might have been the only one who did. </text:p>
      <text:p text:style-name="Normal">“Do you think Pan would believe me if I told him about it?”</text:p>
      <text:p text:style-name="Normal">The adults were always too busy to listen to him, so he'd taken up the habit to speak only when someone would listen. Pan was his best friend, and he would tell him anything. But he wasn't here. There was only one person around; thankfully, it was someone he knew would listen: himself. </text:p>
      <text:p text:style-name="Normal">“...Yes. We don't lie to each other.”</text:p>
      <text:p text:style-name="Normal">The seashore was rocky in these parts, the waters, winds and time had sculpted the cliff-side into a little wonder of nature: it was as though it were made of hundreds of smooth, cylindrical rocks, all of different sizes and some taller than others. They were arranged like a strange flight of stairs leading to the sea, the shortest stones being closest to it. He'd found a rock whose looks he liked, and he was sat on it.</text:p>
      <text:p text:style-name="Normal">“Should I tell mom too?,” he asked, and as he wondered about it, a big wave erupted before him upon hitting the cliff, maybe the sea's way of expressing its disapproval.</text:p>
      <text:p text:style-name="Normal">“No, the sea's right, mom would scold you.”</text:p>
      <text:p text:style-name="Normal">“I think mom would scold me anyway. My clothes are all soaked, she's gonna think I skipped out school to play here. Isn't it better if I tell her?”</text:p>
      <text:p text:style-name="Normal">“...”</text:p>
      <text:p text:style-name="Normal">A breeze blew by softly, the waves travelled mindlessly, but... There was no answer. Only silence. It was enough of an answer, and he had no counterargument to it. <text:span text:style-name="T1">And you did skip school,</text:span> he thought to himself.</text:p>
      <text:p text:style-name="Normal">He'd had a little adventure before getting here. He liked exploring anything that looked even remotely interesting to him, and he had a preference for caves and other natural formations. So it was only natural that when he sighted one's entrance some distance from the beach, he'd wanted to go in. He'd entered the cave full of curiosity, and now, strangely enough, he sat on the rocky cliff with even more. He took a deep breath. A single thought occupied his mind.</text:p>
      <text:p text:style-name="Normal">“...I want to go back in...”</text:p>
      <text:p text:style-name="Normal">The cave was actually an opening into the cliff-side, and while the opening was rather large, its insides were impossibly gargantuan. After all, they needed to be, in order to host the leviathans that they hosted. While the ceiling was not much taller than the entrance, the confining walls were out of sight, allowing darkness to take their place. A stream of seawater constantly flowed in from the opening, but as the ground seemingly disappeared upon entering, the stream would transform into a thin but extremely tall waterfall. Its little journey would then end when it joined with an underground lake. The lake's depth and width were unknown, to him, and to anyone, and they would stay so for a long, long time.</text:p>
      <text:p text:style-name="Normal">“I want to go back in.”</text:p>
      <text:p text:style-name="Normal">Not much sunlight poured into the cave when he'd first stood at the entrance, and yet the vast lake was visible in its entirety: it was as though its waters emitted a light of their own. In colour, they were pale blue, a luminescent kind of pale blue, and the way waves moved it around betrayed the fact that it was being emitted by a screen of tiny dots on the surface. They floated around helplessly at the underground tides' whims, sometimes forming islands of light, some other times illuminating everywhere equally, but always creating a mist-like halo in the air above them. </text:p>
      <text:p text:style-name="Normal">He thought that these dots were to the lake what fireflies were to the woods.</text:p>
      <text:p text:style-name="Normal">“...It's fine if mom scolds me.”</text:p>
      <text:p text:style-name="Normal">But that wasn't everything this great hidden lake had to offer. While he thought that that was a pretty enough spectacle, <text:span text:style-name="T1">it</text:span> clearly didn't. </text:p>
      <text:p text:style-name="Normal">His dad often took him exploring with him, and he'd taught him that underground waters are always calm and serene, because they were not exposed to what other waters are exposed to. </text:p>
      <text:p text:style-name="Normal">There, in that lake that only he knew, the waters were not calm. There, in those waters that only he'd seen, the waves were not tame. They were colossi, leviathans of light that crashed into each other. They were titans, rising from the depths and battering the walls that confined them. They were giants, ones Nature deemed too fierce to be unleashed into the open sea. There, in the great cave where calm should have reigned, there were tsunamis. If this great lake that should have been still refused to obey logic, it was because it was alive, and it sought more than just this cave. Just like the boy who had skipped class, maybe it too yearned for freedom.</text:p>
      <text:p text:style-name="Normal">It was a little known fact that tsunamis live in dens, but he knew it, and he would take Pan to make him know it too next time. For now, he would go back there alone,</text:p>
      <text:p text:style-name="Normal">“And mom will definitely scold me.”</text:p>
      <text:p text:style-name="Normal"/>
      <text:p text:style-name="Normal"/>
      <text:p text:style-name="Normal"><text:span text:style-name="T2">It is a little known fact that tsunamis live in dens. Few people are aware of this, and fewer still believe it. In fact, he might be the only one who did. </text:span></text:p>
      <text:p text:style-name="Normal"><text:span text:style-name="T2">“Does it really count as a belief when you know that it's true?”</text:span></text:p>
      <text:p text:style-name="Normal"><text:span text:style-name="T2">Though he'd asked the question out-loud, no one was around to answer it. </text:span><text:span text:style-name="T3">Oh well, guess I have to do everything myself. </text:span></text:p>
      <text:p text:style-name="Normal"><text:span text:style-name="T2">The seashore was rocky in these parts, the waters, winds and time had sculpted the cliff-side into a little wonder of nature: it was as though it were made of hundreds of smooth, cylindrical rocks, all of different sizes and some taller than others. They were arranged like a strange flight of stairs leading to the sea, the shortest stones being closest to it. He'd found a rock that fit his tastes in terms of height, and he was sat on it.</text:span></text:p>
      <text:p text:style-name="Normal"><text:span text:style-name="T2">“There's always a chance that you've gone crazy and started seeing things, so with that in mind it </text:span><text:span text:style-name="T4">is</text:span><text:span text:style-name="T2"> still a belief,” and as he said that, a big wave erupted before him upon hitting the cliff, maybe the sea's way of expressing its disapproval.</text:span></text:p>
      <text:p text:style-name="Normal"><text:span text:style-name="T3">But then, why would I be the one who's crazy? Why not everyone else? </text:span></text:p>
      <text:p text:style-name="Normal"><text:span text:style-name="T2">“Statistically, that's highly improbable.”</text:span></text:p>
      <text:p text:style-name="Normal"><text:span text:style-name="T3">So it's highly probable that I've gone crazy then? </text:span><text:span text:style-name="T2">he asked mockingly.</text:span></text:p>
      <text:p text:style-name="Normal"><text:span text:style-name="T2">“...”</text:span></text:p>
      <text:p text:style-name="Normal"><text:span text:style-name="T2">A breeze blew by softly, the waves travelled mindlessly, but... There was no answer. Only silence. It was enough of an answer, and he had no counterargument to it. </text:span></text:p>
      <text:p text:style-name="Normal"><text:span text:style-name="T2">The Sun was starting to get low on the horizon, the sky was as cloudless as it had been all day long. No one would brand him a madman if he were to say those two things. And yet, here he was questioning his own sanity, questioning the same senses that had perceived the reflected sunlight and had felt the same wind that drew away the clouds. After all, these very senses told him tsunamis live in dens.</text:span></text:p>
      <text:p text:style-name="Normal"><text:span text:style-name="T2">“Sigh... It's been a long day.”</text:span></text:p>
      <text:p text:style-name="Normal"><text:span text:style-name="T2">As it happened, he'd had a little adventure before getting back here. It was a hobby of his to explore virtually anything that looked remotely interesting to him, and he had a preference for caves and other natural formations. So it was only natural that when he sighted one's entrance some distance from the beach, he'd wanted to go in. He'd entered the cave full of curiosity, and now, he sat on the rocky cliff with nothing but regrets. He took a deep breath, then sighed again. A single thought passed his mind.</text:span></text:p>
      <text:p text:style-name="Normal"><text:span text:style-name="T2">“...What the actual fuck did I witness...”</text:span></text:p>
      <text:p text:style-name="Normal"><text:span text:style-name="T2">The cave was actually an opening into the cliff-side, and while the opening was rather large, its insides were impossibly gargantuan. After all, they needed to be, in order to host the leviathans that they hosted. While the ceiling was not much taller than the entrance, the confining walls were out of sight, leaving only darkness in their place. A stream of seawater constantly flowed in from the opening, but as the ground seemingly disappeared upon entering, the stream would transform into a small waterfall. Its little journey would then end when it joined with an underground lake. The lake's depth and width were unknown, and they would stay so for a long, long time.</text:span></text:p>
      <text:p text:style-name="Normal"><text:span text:style-name="T2">While he hadn't been reckless enough to take a step into the void and a dive into the lake, he had been unlucky enough to have a strong wave make him do so. But if the wave that had pushed him in was strong, then he didn't know what to call the one that had eventually thrown him out. </text:span><text:span text:style-name="T3">A force of nature,</text:span><text:span text:style-name="T2"> was the best he could do. It had been a long day for him. </text:span></text:p>
      <text:p text:style-name="Normal"/>
      <text:p text:style-name="Normal"/>
      <text:p text:style-name="Normal"/>
      <text:p text:style-name="Normal"/>
      <text:p text:style-name="Normal"><text:span text:style-name="T2">She looked around to find that she was in the middle of a high-rise city, an empty one. She was in the middle of a two-lane, car-less main street. To her left was what appeared to be a very important bank, judging from how fat and serious the building looked, and all around her were concrete skyscrapers who could have only belonged to a dreamscape. Most of them were asymmetrical and took inspiration from letters of the alphabet, with varying degrees of success. One looked like an uppercase T with the upper-left line drawn out too long, another was half an E, and another still consisted of two buildings crossing each other like an X, except they missed the mark and were now two distinct leaning towers that should have supported one another but clearly didn't want the other's help. Had this been a real city, half of them would have collapsed, but here, they were free to exist. Still, they weren't entirely to her liking.</text:span></text:p>
      <text:p text:style-name="Normal"><text:span text:style-name="T2"><text:tab/>One by one, with a wiping motion of her hand, she trimmed unnecessary protrusions while carefully preserving the unique shapes, then set straight or bent a few buildings. The monotone concrete was also an eyesore, so she experimented with different colours and materials, here adding decorations like ivy and there making use of neons. The bank was too fat, so she masterminded its robbery and watched it happen from where she stood. Masked men in black suits with empty sacks on their back entered it, and moments later, masked men in black suits with sacks full of cash on their back exited. Now the bank was a good deal thinner. The next step was to imagine trees and bushes as well as ornaments like statues and fountains into the city, and as she added them one by one, people started coming out of hitherto hidden backstreets or from the skyscrapers. It was surprising how many of them parachuted their way down, but she liked that. Her painting was coming along nicely. And then she noticed a door behind her.</text:span></text:p>
      <text:p text:style-name="Normal"><text:span text:style-name="T2">“... Hello?” she greeted it with uncertainty. As a door, it didn't answer. </text:span></text:p>
      <text:p text:style-name="Normal"><text:span text:style-name="T2"><text:tab/>It... hadn't been there before. Had her subconscious made it? It was a simple wooden door, adorned with vines, and it emitted a bright light from its keyhole and from under its frame. For the time being, she decided to put it somewhere else. Doors in the middle of a road weren't part of her idea; they'd get in the way of cars. She took it with her to the side-walk, liberating the main street and allowing her to create the first few vehicles. She imagined police cars, sirens blaring and on the hunt for the bank robbers. Next came ambulances to take care of the victims of the robbery, meaning the bank, which ended up being too big to be carried in any ambulance, despite valiant efforts. After them came a clueless truck, carelessly driving on whichever lane struck its fancy. Other cars followed naturally, of all types and with their own purposes, without her needing to do anything. And then a pick-up truck stopped in front of her and deposited a door. For her. It was the same door that had been by her side. She looked to confirm as much. As it were, there was no door at her side. After all, it had just been deposited in front of her. The driver, eyes hidden under a cap, simply pointed at it with his thumb and drove away.<text:tab/></text:span></text:p>
      <text:p text:style-name="Normal"><text:span text:style-name="T2"><text:tab/>There was a moment of hesitation, but she did reach out for the doorknob. She turned it. It was locked. She tried again. Same result. So she knocked. And then, nothing happened. She started wondering what this was all about. Why go through the trouble of bringing this door to her if it was to stay locked? One more time, she tried knocking. This time, she did receive a response. Only, it came from the wrong side of the door. A puppy had started barking. It was barking desperately at something on the road, and passer-bys turned to take a look. As did she.</text:span></text:p>
      <text:p text:style-name="Normal"/>
      <text:p text:style-name="Normal"/>
      <text:p text:style-name="Normal"><text:span text:style-name="T2"><text:tab/>“Dreams are fickle places, where one of the few constant things is change.”</text:span></text:p>
      <text:p text:style-name="Normal"><text:span text:style-name="T2"><text:tab/>She'd been thinking to herself, only for one of her thoughts to escape her mouth. She felt her mind slipping away from her grasp. Slowly, steadily, it was becoming free. </text:span></text:p>
      <text:p text:style-name="Normal"><text:span text:style-name="T2"><text:tab/></text:span><text:span text:style-name="T3">Dreams are living creatures, just like languages. </text:span><text:span text:style-name="T2">In her head, justifying this comparison was becoming difficult, but she did her best to focus. </text:span><text:span text:style-name="T3">Ever-evolving, never tame... We always say 'our dreams', but is that really correct? How many of us actually feel in control in one? They're books where the words make no sense, where letters flow freely... like milk. </text:span><text:span text:style-name="T2">She started wondering whether she was actually making any sense herself. The restrictions her heart posed were becoming looser and looser, in exchange, what her mind showed her was dreamier, and clearer. She remembered when she was seven and made Mom despair by spilling milk on the floor for the fourth time that day, she saw images of her slightly older self imagining waterfalls into existence and having them fall on the dry park grounds. Then her mind showed her glimpses of trains mindlessly passing through the waterfalls. That last memory didn't exist, it was being forged on the fly, and others of its kind soon came to flood her vision. </text:span></text:p>
      <text:p text:style-name="Normal"><text:span text:style-name="T2"><text:tab/>She felt her mind slipping away from her grasp, as she was falling asleep. The closer she was to falling asleep, the closer her imagination was to reaching its peak. And, as it finished spinning the last sugar strands into a cloud and released it to the sky, the moment it finished building the world she'd dream into, an instant before slumber took her over, she seized control of her own mind, she took back her own</text:span> imagination. <text:span text:style-name="T2">Just as she did in reality, she would use it to do whatever her heart told her to do. Tonight, that would be something she could only do with her imagination at its zenith: she would be painting, a new world. The canvas would be a used one, it would be the world she would have dreamed into.</text:span></text:p>
      <text:p text:style-name="Normal"><text:span text:style-name="T2"><text:tab/>The predominant colour was blue. So was the sky, and so was the sea. She was standing in the middle of an empty ocean, a shallow ocean whose waters were only ankle-high. It was crystal clear, she could see the grains of sand resting in it, and she could see fish swimming past her feet. She could also clearly see the clouds all around her. To say that they were flying low would have been quite the understatement: they floated just above the waters. A small one was approaching her. She reached out to it and grabbed a handful of cloud. Then she ate it. </text:span></text:p>
      <text:p text:style-name="Normal"><text:span text:style-name="T2"><text:tab/>“... Sweet...”</text:span></text:p>
      <text:p text:style-name="Normal"><text:span text:style-name="T2"><text:tab/>It tasted just like cotton candy. And yet, strangely enough, the cloud would also phase past her like fog. It was as though it only materialized when she wanted to touch it. In order to verify this hypothesis, she reached a hand out again. It seemed correct. At the very least, it was a tasty hypothesis.</text:span><text:span text:style-name="T3"> What about the clouds in the sky?</text:span><text:span text:style-name="T2"> she wondered. As she looked up, she thought for a moment that the skies were a reflection of the seas: the blue and white tones matched, and every once in a while, she saw whales rising down from the heavens, only to dive back into them after releasing a jet of water that would rain all the way down. It took her a second to realize that this ocean wasn't deep enough to host whales, and indeed there were none around. That privilege belonged to the skies alone. Unless, of course, she decided otherwise. </text:span></text:p>
      <text:p text:style-name="Normal"><text:span text:style-name="T2"><text:tab/>The sand was firm against her feet, but if she stood in place for too long, small waves would gradually take it away from under her. So, she walked around for a while, unsure of what to do; she had too many possibilities on her hands. She was lost in thoughts for some time, until a passing fish grazed her leg and nearly had her jump out of the water in surprise. But she did regain her composure, and not long after, she was immersed in her own ideas again, daydreaming within a dream. This time, it lasted until she stumbled over something and nearly fell over. There were train tracks underwater. She followed them with her eyes, and slowly but surely, they rose out of the waters and spiralled their way up into the sky, first in very wide circles close to the sea, then tightening up the higher they went. They were definitely not there before, but to dreams, such details are trivial. She agreed with them.</text:span></text:p>
      <text:p text:style-name="Normal"><text:span text:style-name="T2"><text:tab/>Thus, it was decided: for these train tracks, she would make a station. For the station, she would make a small town. And, who knows, maybe for the small town, she would make a world.</text:span></text:p>
      <text:p text:style-name="Normal"><text:tab/></text:p>
      <text:p text:style-name="Normal"/>
      <text:p text:style-name="Normal"/>
      <text:p text:style-name="Normal"/>
      <text:p text:style-name="Normal"/>
      <text:p text:style-name="Normal">a door to another reality. Her subconscious had adorned it with vines; she opened it and a blinding light greeted her from beyond it. </text:p>
      <text:p text:style-name="Normal"/>
      <text:p text:style-name="Normal">How does a door ask for help? Doors don't. But people can ask in their stead. </text:p>
      <text:p text:style-name="Normal"/>
      <text:p text:style-name="Normal"/>
      <text:p text:style-name="Normal"/>
      <text:p text:style-name="Normal"/>
      <text:p text:style-name="Normal"/>
      <text:p text:style-name="Normal"><text:span text:style-name="T1">Once upon a time, a careless little girl wandered into a strange new world, </text:span>she thought to herself.</text:p>
      <text:p text:style-name="Normal">“Long ago, long ago, that world opened its arms wide and accepted her for what she was...” she was daydreaming at night, lying awake on her bed, and in a moment of solitude, hopes had escaped her mouth.</text:p>
      <text:p text:style-name="Normal">She did not have many friends among the kids of the XIII circle. It wasn't for lack of trying, she had tried, it was just that she didn't get along all that well with them. As she saw it, 'acquaintances on good terms' was the limit their relationships could reach, and she'd reached it with most of them. So, of course, she was thrilled when she'd finally found a friend with whom she could be herself; with the exception of her mother, she hadn't allowed herself that luxury around others, she hadn't trusted anyone enough to do so. Her experience taught her that she couldn't.</text:p>
      <text:p text:style-name="Normal">Night was falling on the streets of Newgate City, and black clouds followed it as the Moon rose. Nights fell warmly at this time of the year, but rain had followed them for the past few weeks. This evening was no exception, so on top of her clothes she put on a raincoat. Her boots and her neck warmer were the last missing pieces, and after she put them on, she was ready to head out. But before that, she decided to pass by Mom's room. She poked her head through the door, and as usual found her reading a book in her armchair.</text:p>
      <text:p text:style-name="Normal">“And where are we going at this time of night, under this weather?”</text:p>
      <text:p text:style-name="Normal">“Wha- How... You only saw my head through the door...”</text:p>
      <text:p text:style-name="Normal">“Unlike a certain someone, I don't need to read people's mind to know what they're thinking. So, feel like answering my question?”</text:p>
      <text:p text:style-name="Normal">Having been found out, she presented her full self at the door.</text:p>
      <text:p text:style-name="Normal">“Do all mothers heartlessly throw jabs at their daughters like that? Maybe I should report you to the police for domestic violence.”</text:p>
      <text:p text:style-name="Normal">Her mother paused for a moment's thought; a bad omen, often signalling that she was cooking up the finishing blow. It was just one moment, but it was stolen by the sound of the falling rain, outside. </text:p>
      <text:p text:style-name="Normal">“Even if the stars aligned and you ended up winning the court case, if you're thinking that someone, somewhere would be willing to adopt you, maybe you should think twice.”</text:p>
      <text:p text:style-name="Normal">“...Ouch.”</text:p>
      <text:p text:style-name="Normal">She couldn't help but wonder, <text:span text:style-name="T1">is it really so much fun to verbally beat down a thirteen year old? </text:span>Her mother seemed to read the question off her face, otherwise her follow-up wouldn't make much sense.</text:p>
      <text:p text:style-name="Normal">“I lack a verbal sparring partner, and I'm afraid I won't be as sharp as before if I don't train every once in a while,” she finally put down her book, looked at her daughter, and smiled, “you're just unfortunate enough to be my favourite victim... So, where are you going tonight?”</text:p>
      <text:p text:style-name="Normal">One instant, she thought about questioning her mother's sharpness anyway. The next, she realized that whatever the retaliation to that, it was very likely to remove all doubts, so instead she decided that she'd dodged the first question long enough, and that the time had come to answer it.</text:p>
      <text:p text:style-name="Normal">“I'm going to the park, I'm meeting up with a friend.”</text:p>
      <text:p text:style-name="Normal">Her mother muttered something under her breath, and she was almost certain it was “news to me that you have any friend.” <text:span text:style-name="T1">How rude. I have friends too, you know. </text:span>But before she could voice her indignation, she was faced with another question:</text:p>
      <text:p text:style-name="Normal">“Are you going to the nearby park?”</text:p>
      <text:p text:style-name="Normal">“No, I'm going to Kings' Gardens.”</text:p>
      <text:p text:style-name="Normal">A hint of worry clearly showed in her Mom's expression now, though she tried to mask it in her words.</text:p>
      <text:p text:style-name="Normal">“I see... Be careful out there then, don't catch a cold.”</text:p>
      <text:p text:style-name="Normal">This time, it was her turn to read off of her mother's face: there was clearly something she wanted to ask, and maybe her worries were rooted in that something.</text:p>
      <text:p text:style-name="Normal">“Ask away, Mom.”</text:p>
      <text:p text:style-name="Normal">“Sigh... Did you know? Lately, there's been rumours going around that Kings' Gardens is haunted, that some spirit wanders about it on rainy nights. Is that you and your friend's doing?”</text:p>
      <text:p text:style-name="Normal">“...” </text:p>
      <text:p text:style-name="Normal">She didn't actually need to think about the answer, she was just wondering how she could've been caught.</text:p>
      <text:p text:style-name="Normal">“...Maybe.”</text:p>
      <text:p text:style-name="Normal"> In response, her mother sighed a deep sigh.</text:p>
      <text:p text:style-name="Normal">“Please, do be careful out there.”</text:p>
      <text:p text:style-name="Normal">“Sorry... I will be. I'm off then, love you Mom.”</text:p>
      <text:p text:style-name="Normal">“See you, sweetheart.”</text:p>
      <text:p text:style-name="Normal">And on that, she left. </text:p>
      <text:p text:style-name="Normal"><text:span text:style-name="T2">She hadn't taken many steps away from her home when she decided for a brief stop. She had a look at her wristwatch, and it told her it was a little past midnight. There was no hurry. Her friend wouldn't show up for another hour or so. Kings' Gardens was a fair distance away, but one hour was plenty of time. It would be a long walk. And she would enjoy it. She took in a lungful of fresh air, unintentionally feeling her own heartbeat as she did so, then was on her way. There was a slightly salty breeze, tonight.</text:span></text:p>
      <text:p text:style-name="Normal"><text:span text:style-name="T2">During the day, Newgate was a bustling and lively city. At night, silence reigned. It was as though its inhabitants expended all their energy in their daytime activities, so that only nocturnal wanderers walked the streets past sundown. As the hour hands ticked on, the open markets would become desert, shops and stores would turn off their lights and the roads and side-walks would gradually become free. As night progressed, one by one the rows and rows of buildings would fall asleep, their eyes curtaining or shuttering one at a time, and the street lamps would wake up, illuminating the scenery alongside the moon and maybe the occasional late-closing restaurant. The scenery was especially empty, around these hours. Serenely so. There was no one on the streets, there was no one on the road. It felt as though they belonged to her, and her alone. So it was that she reached her first destination without <text:s text:c="1"/>the need to do anything in particular. She was now at the communal park. </text:span></text:p>
      <text:p text:style-name="Normal"><text:span text:style-name="T2">Though it paled in comparison to Kings' Gardens, the XIII circle's park was a rather big place in its own right, boasting a few fountains and a large playground for children, and it was on a swing in that playground that she was currently sitting. She had been lucky, in that she hadn't encountered any police patrol on her way here. But the closer she got to the city's centre, the more likely her luck was to fail her. Which is why she was here. There was a sort of shortcut from here to Kings' Gardens, one which was too well hidden in plain sight for patrols and guards to see: the sky. When they were empty, both parks were wide enough to ensure that she could ascend and descend all the way to and from the clouds, unseen. </text:span></text:p>
      <text:p text:style-name="Normal"/>
      <text:p text:style-name="P1">***</text:p>
      <text:p text:style-name="Normal">The first few steps outside earned her unwanted greetings from the weather. While her clothes and raincoat kept her relatively warm given some time, gusts of wind would mindlessly steal the accumulated warmth whenever they felt like it. She pulled up her neck gaiter to cover her face from the cold, and with her hands in the safety of her pockets, she felt comfortable enough to truly be on her way.</text:p>
      <text:p text:style-name="Normal">The predominant colour was night's deep, dark blue. The city of Newgate was bustling and lively during they day, but after sundown, it would slowly succumb to slumber. As the hour hands ticked on, the noisy open markets would gradually give ground to silence. Cafes, teahouses, tobacconists and other shops would turn off their lights, one by one. One by one, the rows and rows of buildings would fall asleep, curtaining or shuttering one eye at a time; the street lamps would wake up, illuminating the scenery alongside the moon and maybe the neon signs of the occasional late-closing restaurant or late-night bar. The predominant colour was a deep, dark blue, and rain added its personal touch, etching the night with raindrops that would adopt and blur any colour they met, painting the sky black with patches of cloud. Every once in a while, the skies would light up with a bolt of lightning, and moments later their thunderous roars would be heard from the ground.</text:p>
      <text:p text:style-name="Normal">Tonight, there was no one on the streets. Had it not been for her, they would have belonged to rain, and rain alone. Sometimes, when she found a puddle next to a source of light, she would stop to look at it, to look at how ripples toyed with the reflection of her world. Floating by her side, she would imagine a brightly shining lamp, but of course, the puddle wouldn't reflect it. Other than that, nothing slowed her down. So it was that her walk to her first destination was an uneventful one. Though it paled in comparison to Kings' Gardens, the communal park of the XIII circle was by no means small: it was the second largest in the city and used to be part of Kings' Gardens itself before a large scale construction project separated the two. And that was partially why she was here.</text:p>
      <text:p text:style-name="Normal">She'd been lucky in that she hadn't encountered any police patrols on her way, but she knew that the closer she got to the city's centre, the more likely her luck was to fail her. Which completes the picture of why she was here. There was a sort of shortcut from here to Kings' Gardens, one which was too well hidden in plain sight for patrols and guards to see: the skies. </text:p>
      <text:p text:style-name="Normal">She was currently standing on open grounds, where no trees or other obstacles were in her way. She took a deep breath. She felt her heart beat as she did so. She cleared her mind of useless thoughts. She focused. Before her, she imagined a flight of stairs, going higher than the treetops, reaching deep into the night. Its steps were made of a blue light, and though the raindrops pierced right through them and caused ripples on their surface, they stood firm against the elements. Then, she took a step on the staircase. And another. And another. If anyone were to see her, they would have seen a young girl walking into thin air, they would have seen her rising to the sky. </text:p>
      <text:p text:style-name="Normal">The first few moments were the most difficult, but once her focus was established, the rest came naturally, for her imagination had been trained diligently. Her aim wasn't actually to go all that high: she rose until she was just a little higher than most buildings were. That altitude reached, she levelled out and imagined a simple straight path in front of her. Below, there was Newgate City, and she could appreciate it from an angle that only birds usually enjoyed. Even when it slept, it was quite a bright city. The XIII circle's street illuminations were all white lights, tinted with a pale blue, but that hue changed slightly from circle to circle. For example, the neighbouring XIV's was a shade of violet, while the XV used a red tone. There was a certain sense of unity common to the entire city, and that sense was even stronger among the individual circles. Why? She didn't know. This was simply how her city was. This was simply a quirk of her home. And for no reason in particular, she wanted to stop and look at it. So she did just that. She sat down, at the edge of the path her imagination had created, her legs carelessly dangling in the night. For all her differences, this strange sense of unity, she felt it too.</text:p>
      <text:p text:style-name="Normal">Both parks were closed off at nine o' clock, meaning they were closed to the public —a small detail she was willing to overlook— and were almost certainly empty by now. Furthermore, the construction project that had separated them was large, but only in a relative sense: it consisted of multiple parallel streets that ultimately formed a commercial district. In other words, the line that separated the two parks was relatively thin. It was the only stretch where there were any real chances for her to be seen. But for that to happen, one would need to be in the right place, at the right time, and above all, be looking at the right place: she was only slightly above the buildings, which obstructed most lines of sight to her. Adding to that the rain, which limited visibility and ensured next to no one was on the streets, and the fact that it wouldn't take her long to cross into Kings' Gardens, and there was virtually no chance that she'd be seen. Even if she were, humans had a tendency to dismiss strange momentary sightings as their eyes playing tricks on them, especially at this time, in this weather, so she wasn't really worried. Still, she crossed the passage rapidly, just to be safe. Thus, she once again found herself walking above the grounds of the Kings' Gardens.</text:p>
      <text:p text:style-name="P2">***</text:p>
      <text:p text:style-name="Normal">“Once upon a time, a city was home to a peculiar tree.” </text:p>
      <text:p text:style-name="Normal">Hyperion was the name of the tallest tree in the world, and it was also the name of her destination. It was the single tallest 'structure' in all of the New World, and it was the pride and joy of many in Newgate. Hyperion scraped the skies, and its trunk dominated the earth: it stood nearly a full kilometre tall and its trunk had a radius of a hundred metres. It also stood alone, as the only representative of its species on the planet. When scaled down, Hyperion looked like a fir tree, one that had grown leaves instead of the usual needles. It also didn't grow any cones, nor did it produce any fruit. As strange as this sounded, a popular theory was that it was because it hadn't grown to full maturity yet. She agreed with that theory. In fact, she was pretty sure Hyperion was still a child. As it were, it was estimated to be three and a half thousand years old, making it second only to the Lords in terms of longevity. It was also fenced off from visitors to avoid damage to its bark, but of course, hardly anything could be fenced off from her, especially not a tree of that size. But above all else, Hyperion had a secret, one that only she knew of.</text:p>
      <text:p text:style-name="Normal">“Long ago, long ago, there was a peculiar tree that was sentient.”</text:p>
      <text:p text:style-name="Normal">After all, just as she could read other people's minds, she could also read Hyperion's mind. And that was how these two came to be friends.</text:p>
      <text:p text:style-name="Normal">Humans had a certain misconception when it came to mind-reading. She knew many-a story that involved it, and every last one of them got it wrong. The misconception was rooted in the name itself, mind-'reading'. Humans were creatures who thought mainly through words, and as such became convinced that if one were to read another's mind, one would then be able to hear the words that the other thought. It was as though they'd completely forgotten that words were just one of the many ways to express thoughts. Thoughts were, elementally, ideas, and while words were possibly the most powerful tool to allow them to come into shape, they were not the only one. Images and imagination, sounds and musicality, touches and dances, sensations and all their possible combinations, there were many ways to express ideas, but chief above all, in one's own mind: feelings. If one were to only hear the words another thought when reading their mind, then one wouldn't actually be reading minds, merely catching glimpses of it. </text:p>
      <text:p text:style-name="Normal">“When you read someone's mind, there is no language barrier, there is no barrier: you become that person.”</text:p>
      <text:p text:style-name="Normal"><text:span text:style-name="T1">Everything they feel, everything they see, everything they think, you feel, you see, you think.Which is what makes it so difficult: when doing it, you basically have to be two persons at once. A royal pain.</text:span></text:p>
      <text:p text:style-name="Normal">She was currently sitting on one of Hyperion's massive lower branches, her back against its trunk, ranting to it about mind-reading. It was her usual seat, where she was sheltered from the rain; this was where they'd first met. She was also currently sharing her heart with it, the opposite of mind-reading: <text:span text:style-name="T1">everything I feel, everything I see, everything I think, you feel, you see, you think. It's strange, how this is so much easier... It's so much easier to share than to invade... It makes sense, in a way.</text:span></text:p>
      <text:p text:style-name="Normal">“...You know, I've never tried doing both at once. I mean, I barely have enough concentration to read one mind, and it looks so <text:s text:c="1"/>obvious when I'm doing it, I guess it's no wonder I haven't tried yet. I wonder what it would feel like.”</text:p>
      <text:p text:style-name="Normal">She was purposefully talking herself to sleep, for a wonderful gift awaited her when she did. She didn't know whether it came from Hyperion, or from the gift itself. <text:span text:style-name="T1">Maybe from both.</text:span></text:p>
      <text:p text:style-name="Normal">“It's always so peaceful when I read your mind... It's like I'm one with everything, like I can feel everything, everywhere, all at once... You know, you have strange memories...”</text:p>
      <text:p text:style-name="Normal">Once upon a time, a careless young girl fell asleep on the branches of a peculiar tree. Whether long ago or just now, a strange new world opened itself up to her, and accepted her for everything she was.</text:p>
      <text:p text:style-name="P1">***</text:p>
      <text:p text:style-name="Normal"/>
      <text:p text:style-name="Normal"/>
      <text:p text:style-name="Normal"/>
      <text:p text:style-name="Normal"/>
      <text:p text:style-name="Normal">The air was filled with the sounds of chirping birds. At first, it was little more than background noise, as though the birds' calls echoed from some distant place. But little by little, the noise got closer and closer, louder and louder. The chirps were short and high-pitched, and they were repeated inconsistently, as though the birds were having a confused conversation. <text:span text:style-name="T1">Shut up... I'm sleeping... </text:span>From the many different tones and the songs that superposed or interrupted others' singing, there had to be quite a few birds. One of them was particularly loud. </text:p>
      <text:p text:style-name="Normal">“*Qwi*! *Qwi*!” </text:p>
      <text:p text:style-name="Normal">Or particularly close. </text:p>
      <text:p text:style-name="Normal">“ *Qwi*, *qwi*,” a short pause, “*qwi* *qwi* *qwi*!!”</text:p>
      <text:p text:style-name="Normal"><text:span text:style-name="T1">Quiet...</text:span></text:p>
      <text:p text:style-name="Normal">“*Qwi*.... *Qwi* *qwi*! ... *Qwi*!!”</text:p>
      <text:p text:style-name="Normal">“Quiet... People are sle-”</text:p>
      <text:p text:style-name="Normal">“*Qwi*!”</text:p>
      <text:p text:style-name="Normal">“Ouch!”</text:p>
      <text:p text:style-name="Normal">She opened her eyes: she'd instinctively retracted her left hand; close to where it had been, one little bird was calmly picking away at some seeds on the ground. She looked at the back of her hand, and a bright red spot stood out right in the middle of it. She looked at the bird again.</text:p>
      <text:p text:style-name="Normal">“... So you're the criminal who pecked my hand...”</text:p>
      <text:p text:style-name="Normal">“*Qwi*,” it was ignoring her. The seeds were more important.</text:p>
      <text:p text:style-name="Normal">“Nothing to say in your defence, then?”</text:p>
      <text:p text:style-name="Normal">“*Qwi* *qwi*,” it kept on eating.</text:p>
      <text:p text:style-name="Normal">“Your gluttony is not an excuse. I hereby sentence you to execution by water pistol.”</text:p>
      <text:p text:style-name="Normal">She pointed a finger from her injured hand to it, so that it may have its revenge, and at her fingertip, a tiny drop of water came into being. Then, from the little drop, a jet of water shot out and hit the bird in its right wing.</text:p>
      <text:p text:style-name="Normal">“*Qwi*!!!!”</text:p>
      <text:p text:style-name="Normal">It jumped back in surprise. It spread its wings and darted around her angrily.</text:p>
      <text:p text:style-name="Normal">“*Qwi qwi qwi qwi qwi qwi qwi*!!!”</text:p>
      <text:p text:style-name="Normal">After a short but furious birdy rant, it flew away in indignation.</text:p>
      <text:p text:style-name="Normal">“Yes, good morning to you too.”</text:p>
      <text:p text:style-name="Normal">Just as when she'd fallen asleep, her back was to the bark of a tree. She was now, however, sitting on the earth, and not on a branch. She was in a forest. A particular one. She got up and stretched her arms. The morning dew covered the grass, and in many places, the rays of the sun pierced past the foliage and inundated the forest floor. But the sun itself was nowhere to be seen. </text:p>
      <text:p text:style-name="Normal">“Even if it were visible...”</text:p>
      <text:p text:style-name="Normal">None would have paid attention to it. Whether it was their intention or not, the sun, as well as everything else, was overshadowed by the proud trees of this forest. In his world, Man may very well have scraped the skies, but here, Nature held it up with her own wooden arms. It was hard to overstate just how massive they were: she had imagined many titans and behemoths before, but every last one of them would be dwarfed by even the smallest tree. A normal tree would have been no different from a toothpick to them, and Hyperion itself would have been little more than a miniature replica. They were the reason she believed Hyperion was still a child: from their external appearance of a leaved fir, they clearly belonged to the same species, but the size difference was extreme. Though she had yet to measure any of them properly, she'd estimated that the radius of their trunks was at least thrice that of Hyperion's, and she'd found that it took her around twenty minutes to walk a full circle around their base. She'd also found, during a trip outside the forest, that the treetops were as high or higher than the summits of the nearby mountain range. As for their age, she did not know for certain, but she had reasons to believe they could be hundreds of thousands, or even millions of years old. It was little wonder they stood as proudly as they did, it was little wonder they stood up to the sun.</text:p>
      <text:p text:style-name="Normal"/>
      <text:p text:style-name="Normal"/>
      <text:p text:style-name="Normal"/>
      <text:p text:style-name="Normal"/>
      <text:p text:style-name="Normal"/>
      <text:p text:style-name="Normal"/>
      <text:p text:style-name="Normal"/>
      <text:p text:style-name="Normal"/>
      <text:p text:style-name="Normal">In this world, there were no Lords: try as she might, she had yet to so much as catch a glimpse of a dragon's tail.</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tab/>Her hand protected her eyes as she stepped in, and as the light's intensity diminished, she let go. She was in a forest. Her first steps had been into dried out autumn leaves; the westering sun gave the day an orange tint as it approached the horizon. But she couldn't see it. The trees around her wouldn't allow her to: they were too proud to do so. And, as strange as this was, she understood them. In appearance, they resembled pine trees that had grown leaves, but in terms of size, pines might as well have been toothpicks to them. Every last one of them was a colossal monolith, the smallest of which dwarfed the greatest behemoths she'd ever imagined. Man may have scraped the skies in his world, but here, nature held it up with her own wooden arms. At their base, the trunks were wider than most trains were long, and they were likely tall enough to rival mountains. It was little wonder they stood so proud, it was little wonder they stood up to the sun. </text:p>
      <text:p text:style-name="Normal"><text:tab/>Their foliage was lush, the bed of leaves at their feet was still thin; this world was in early autumn. The trees may have been imposing, but they did nothing as she approached one of them. Their size may have been intimidating, but as she reached out a hand to touch the bark, they simply stood in silence. She liked peaceful giants. She took a deep breath and closed her eyes, and as she did so, it was as though she fell asleep. She was once again walking towards the tree, but her body felt heavy, weighted down by armour and the sword at her side, her right leg hurt, and the hand she extended towards the bark was tired. “Hey...” she said in a voice she didn't recognize, “I'm a bit hungry”. She turned her back to the tree and collapsed against it. Not long after, fruits softly landed close to her. She ate them and rested for a while, then, after a “Thank you,” left in search of water.</text:p>
      <text:p text:style-name="Normal"><text:tab/>She opened her eyes to find that none of that was true. It had all been but a dream within a dream<text:span text:style-name="T1">. </text:span>Except for her hunger. And a fruit was slowly falling her way. It looked like an oversized blue mango, its stalk had an array of blade-like leaves attached to it, and those would act like a sort of parachute, spinning like fans with the fruit as it fell. She very much enjoyed it, it was sweet. She thanked the tree too.</text:p>
      <text:p text:style-name="Normal"><text:tab/>Because of their dimension and how much they spanned from their longest branch to its symmetric opposite, there was a lot of space between each tree. Somewhere, not far from her, there was a river. Just as she could hear the leaves rustle in the wind and the chirping of the birds hidden among them, she could also hear water flowing on the ground. It was somewhere to her left. The giant trees' roots had deformed the earth, so the uneven landscape had many slopes and depressions. After climbing one, she found it. It was, in a way, the polar opposite of the proud colossi. It was a relatively small stream, fairly wide yet shallow in depth, weaving between the obstacles in its way. But it was crystal clear. She could plainly see the stones that lie in its bed, the flora that was growing in it, and the fish that called it home. It felt unassuming, it felt humble. It was gentle. She liked it too. So, she went to take a seat at the rocky riverside. It was there, hiding among the stones and half-covered in moss, that she found an iron helm.</text:p>
      <text:p text:style-name="Normal">“...”</text:p>
      <text:p text:style-name="Normal"><text:tab/>Maybe there was more to it than just a dream.</text:p>
      <text:p text:style-name="Normal"><text:tab/>On the green moss covering the helm, on the bare stone surrounding it, and in the river in front of them, drops of water began to fall. It was raining. The sky was clear of branches above them, and the clouds had turned greyer, but not to the point of obstructing sun rays. It was raining lightly on a sunlit late afternoon. At first, she allowed the raindrops to hit her bare shoulders.</text:p>
      <text:p text:style-name="Normal">“Ah.”</text:p>
      <text:p text:style-name="Normal"><text:tab/>Only then did she notice that she was wearing a plain white dress. It didn't belong to her, so it probably belonged to this world. She didn't want anything happening to it, so she let a flying umbrella exist just above her and sat on a newly-born swing that hung from the heavens. Her feet were bare too, and she dipped them in the water. This led her to remember, memories that weren't hers. In them, she and a great white wolf were fighting a mechanical human, a strange golem of metal that had lost its right arm, and they'd led it to the river because it had vulnerabilities to water. The monster was at least twice her size, and her sword was completely ineffective on most of it; they had to create openings to strike it in weak spots. The wolf had run to its right then leaped at it from there, earning its wrath and its full attention. This allowed her to attack it from behind and slash at the back of its knee with full force. Thus, they'd managed to cut off one of its legs, forcing it to kneel, only for it to get up and fight one-legged as though it always had.</text:p>
      <text:p text:style-name="Normal"><text:tab/>But the memories weren't hers, and they ended there.</text:p>
      <text:p text:style-name="Normal">“And yet...”</text:p>
      <text:p text:style-name="Normal"><text:tab/>She knew that somewhere along this river, sleeping in its bed, there lies a strange one-armed and one-legged metal contraption that bore a resemblance to human beings.</text:p>
      <text:p text:style-name="Normal"><text:tab/>The rain had a strange effect on the vegetation it touched: here and there, in the vast spaces between trees where little more than grass lived, seedlings emerged from the earth. They seemed in a hurry to grow up. They first rose a little higher than the green blades around them, then they would blossom into colourful flowers and stand as tall as they possibly could. But beyond the bank opposite her, in particularly wide grounds, a single white flower bloomed. It was alone, just like her, so she took an interest to it. An imaginary bridge with planks made of light manifested across the river, and in the company of a flying umbrella, she took it to ford the waters. Her bare feet now in the wet grass, she made a few steps towards the lone flower.</text:p>
      <text:p text:style-name="Normal">“Hi.”</text:p>
      <text:p text:style-name="Normal"><text:tab/>She paused, awaiting an answer she knew wouldn't come. She crouched down to get closer, all the while careful not to dirty her white dress.</text:p>
      <text:p text:style-name="Normal">“I wonder how long you'll stay like this...” she said to herself. </text:p>
      <text:p text:style-name="Normal"><text:span text:style-name="T1">I hope you stay healthy and won't wilt soon...</text:span> she meant to it.</text:p>
      <text:p text:style-name="Normal">“Woof,” it answered.</text:p>
      <text:p text:style-name="Normal">“...”</text:p>
      <text:p text:style-name="Normal"><text:tab/>It took her a second to realize that flowers don't bark, and that if they did, the sound should come from them, not from directly above her. So, she turned her head upwards. Her eyes met with a wolf's that were looking downwards. </text:p>
      <text:p text:style-name="Normal">“...”</text:p>
      <text:p text:style-name="Normal">“...”</text:p>
      <text:p text:style-name="Normal"><text:tab/>They stayed like that for a while. It was a white wolf, blue-eyed, similar to the one she remembered earlier. But if the one from those memories was a great white wolf, then this one was gigantic. Its head might be level with hers if she stood up. Still, neither of them moved. Its incredible size might have also been exaggerated by its thick fur: from head to tail, it was covered in a majestic mantle. And it was upon seeing this that her predatory instincts took over. At first, she slowly extended her arms towards the wolf's neck, careful not to alarm it. As soon as they reached their target, it happened in a flash. Using the grip she had on it and coupling it with experience and strength, she pulled herself up and slightly sideways, then landed on the wolf's back. The movement was swift; it was as though she were on a swing and made a full rotation around the bar, only, she did it with no momentum, much more quickly and needed to rotate only a little past the top. </text:p>
      <text:p text:style-name="Normal"><text:tab/>The wolf had been caught off-guard, and she had to keep it calm before it could panic. She'd begun sharing her heart, but it wasn't long before she realized that it wasn't panicking at all. It didn't seem to perceive her as a threat. Instead, their positions now reversed, it had turned its head upwards, looking at her inquisitively. It wanted an explanation, she owed it to the wolf, so she explained herself:</text:p>
      <text:p text:style-name="Normal">“Can I hug you?”</text:p>
      <text:p text:style-name="Normal"><text:tab/>She was sitting on the giant wolf's back, its fur was as fluffy as she'd imagined it would be despite the light rain, and now, she was hugging it. It was warm. </text:p>
      <text:p text:style-name="Normal">Her flying umbrella had grown much larger for her new friend, who didn't like having a wet fur for how heavy it could get. New flowers had risen from the ground, and the white one wasn't alone anymore. The vast greenery was now more colourful than ever, but the new white flowers that bloomed were still peculiar: they formed a curvy line, as though they were marking a path. </text:p>
      <text:p text:style-name="Normal">“Hey, I'm going to follow them, what about you?” she asked the wolf.</text:p>
      <text:p text:style-name="Normal"><text:tab/>Her intentions were to get off it as it might not have liked being ridden like a horse, but as she jumped down it looked at her with a slight hint of sadness and reproachfulness. So she jumped back on. </text:p>
      <text:p text:style-name="Normal">“...You must have been lonely... Me too, I'll be with you.”</text:p>
      <text:p text:style-name="Normal"><text:tab/>It might have been big on the outside, but on the inside, it was a child. In her case, she'd been lonely, but she hadn't been alone. The wolf might not have been so lucky; souls don't grow up when they're truly alone. Now, together, they would follow the trail of white flowers, wherever it may lead.</text:p>
      <text:p text:style-name="Normal"><text:tab/>During their travel, the wolf had broken into a run, forcing her to hold on tightly to its fur, something she wasn't particularly averse to. As she got used to the speed, she gained the confidence to be looser on her grip and look around more. The farther they went, the more frequently she saw cuts and gashes in the surrounding trees' barks. A deeply orange resin seeped out from them, now hardened and crystallized from exposure to the elements. There was no telling when any of those cuts had been made, but they were worrying for how deep and large they were. The wolf paid them no heed, slowing down only when it started getting tired. By now the rain had stopped; the last white flower was before the edge of a clearing, and in the middle of that clearing were the metal carcasses of three iron golems, lying next to one another. Thanks to them, she discovered that the right arm that was missing in those memories would've had a massive chainsaw attached to it. Not far behind them, there was one of the titans that made up this forest, one of the trees that stood tall as a mountain, and it had been made to stand no more. It had been felled. An immense stump was left where it once was, and the impossibly wide trunk, now hollowed out and covered in moss, was a gigantic opening, leading to a long cavern whose walls were the thick bark.</text:p>
      <text:p text:style-name="Normal"><text:tab/>It was getting dark when the wolf entered the clearing and stopped before the golems. It was familiar with them, and did not look at them kindly. In fact, it growled, because one of them wasn't dead. These golems were tall machines, about twice as much as the average person. Their limbs and bodies were slender but looked extremely robust. They were of a matte, rusty brown colour, mossy, and on one of them mushrooms had grown. No two golems were exactly the same, they had unique heads and left arms, as well as some identification on their chest, written in red in a script she couldn't understand. The one that wasn't dead had a crest on its head; it reminded her of helms that centurions of ancient times would wear. It had green lights for eyes; they were the only part of it that still moved. It looked at them, but its interest was ephemeral, its eyes soon moved towards the golem to its left and stayed there. </text:p>
      <text:p text:style-name="Normal"><text:tab/>She, on the other hand, was intrigued by it, but at the same time she couldn't ignore the hatred rising within the wolf's heart, not to mention the fallen tree not far ahead of them. If there was any reason for her to be brought here, she thought it would be that tree, and, if they still lingered, its memories. So, she lowered herself until she could whisper into the wolf's ear.</text:p>
      <text:p text:style-name="Normal">“Hey, let's go to the stump,” she said in a soothing voice. At first, the wolf kept growling, but then it decided that the golem's face was too sickening to stand any longer, so it listened to her instead.</text:p>
      <text:p text:style-name="Normal"><text:tab/>And yet, she was wrong on why she was brought here. The green-eyed machine had been lying on the ground for hundreds of years now, always alternating between a long dormant phase and an instant of activity. In that instant, it would do nothing more than absorb any lifeform that was under its left hand, then it would hibernate again. The lifeforms mainly consisted of grass and fungi, but that was more than enough to break even in terms of fuel consumption. Thus, over the years, it would very slowly accumulate energy, sleeping away until grass grew to its tallest before reactivating like clockwork. Its goal was to perform a certain operation, and while it was still years away from obtaining the necessary fuel, a scan showed that the iron carcass to its left could provide it. Time had rusted its armour, but its perfectly insulated internals were intact, so it had little issues moving its left arm. It turned an open palm towards the dead golem's chest, and from it a metal tube shot out, piercing past the armour, straight into the target's fuel tank. </text:p>
      <text:p text:style-name="Normal"><text:tab/>The girl and the wolf were exploring the cavern that the tree's trunk had formed when the walls echoed the metallic impact. It resounded like an alarm. They immediately rushed out, fearing that the golem had somehow reawakened. As it turned out, they hadn't feared enough. In the short time it took them to exit, it had cannibalized the other two machines: it had broken off the arms of one and beheaded the other, then re-attached the arms and the torso to itself. In the short period of time since they'd last seen it, it had transformed into a four-armed iron centaur. She couldn't help but be impressed by what she saw. The speed and ease with which it was done, how natural the new golem looked instead of being an abomination, these things meant that the machines had been designed with the ability to fuse. </text:p>
      <text:p text:style-name="Normal"><text:tab/>The giant wolf let off a few short barks, but the beast before it was twice its size, and its great fangs and claws had failed to damage it in the past. What's more, its own best weapons paled in front of the two chainsaws the centaur had on its right arms, however old they were, let alone any other hidden weapon. As such, it was all it could do to keep its distance and growl at it from a defensive posture. And then, the girl gently caressed its head. The wolf felt that strange sensation again, it was as though it knew exactly what the girl felt. And she was calm, and she was confident. She lowered herself once more to whisper in its ear. Her words were a single command.</text:p>
      <text:p text:style-name="Normal">“Do as I say.”</text:p>
      <text:p text:style-name="Normal"><text:tab/>The wolf relaxed under her. Despite the height difference, it now stood equal to the centaur. Its eyes neither feared it nor challenged it. They were alert, observing its every movements. <text:span text:style-name="T1">'Good',</text:span> she thought. Sharing her heart did calm it down. For the time being, they would wait for the golem to show its hand. In all likelihood, it had something it wanted to do, and she wanted to know more about it. It did not disappoint. After deciding she and the wolf weren't threats, it emitted three sonar pulses.</text:p>
      <text:p text:style-name="Normal"><text:tab/>Night would soon fall upon the clearing. The passing sound waves had sent shivers down her spine. What had they been for? Was it searching for something? It was immobile as it listened to returning signals. Then, seemingly satisfied, it turned its back to them. The centaur was heading for the nearest tree. She had a bad feeling about this. Despite how menacing they were, the chainsaws were all rusty, there was simply no way they could do more than serve as blunt blades, regardless of the technology. And yet, the centaur still advanced towards the tree. Using the wolf's speed, they raced past it, putting themselves between it and the tree. However, before any attempts at communication could be made, it raised both left hands to them, palms open. Her instincts screamed at her. In one instant, she'd created a stone wall. The next, two metal tubes shot straight through it. The wolf jumped out of the way. The tubes missed them by a hair, but they hit their true target: the tree behind them. She did not turn to look at what they did. Instead, she thrust the wall forward, and it shattered upon impacting the golem. But the golem didn't seem to notice the hit. It stood still, a long tube protruding from each of its left hands. It then marched forward, stabbing deeper and deeper into the colossal tree, until, under them all, the earth quaked. </text:p>
      <text:p text:style-name="Normal"><text:tab/>For a few moments, none could move: it took everything they had to just stay on their feet. But more than anything else, more than the ground itself, it was the tree that shook. Its great branches wavered, leaves and fruits rained down from them, clouds of birds flew away in turmoil, its giant roots were on the verge of erupting from the soil. After these few moments, it fell silent.</text:p>
      <text:p text:style-name="Normal"><text:tab/>Boiling over with rage, the wolf would have simply leaped at the iron centaur had she not chained it in place. She did everything she could to calm it down, and when it was finally cool-headed enough to at least listen to her, she undid the chains. But she wasn't exactly happy with the golem either. It once again stood still, now directly before the tree.</text:p>
      <text:p text:style-name="Normal">“<text:span text:style-name="T5">What</text:span> are you doing.”</text:p>
      <text:p text:style-name="Normal"><text:tab/>From another world or not, on the off-chance it had a soul, the machine would understand her message. Regardless, its response was to ignore her. If she wasn't yet deserving of its attention, she would soon earn it. From thin air, behind the centaur, a massive blade appeared. It was rotating at very high speeds; like a boomerang, it launched itself towards the machine's legs: it aimed for the back of its knees. It sliced through them like paper then curved upwards towards the metal tubes. It failed to sever the lower one, but left a considerable cut before disappearing. The centaur collapsed, and while the undamaged tube from its upper left hand bent out of shape, the lower one broke clean off where it had been cut. The falling night made the colour uncertain, but from the part of the broken tube that was still attached to the tree, a viscous, dark orangish liquid oozed out. <text:span text:style-name="T1">'...Resin...?'</text:span></text:p>
      <text:p text:style-name="Normal"><text:span text:style-name="T1"><text:tab/></text:span>The golem was raising itself on its knees as they approached it. Once again she asked it what was its purpose, and once again it stayed silent. It retracted what was left of the lower tube and bent the upper one straight before doing the same. Then, as though it were putting on shoes, it started reattaching its cut-off legs. She hadn't expected this at all, and the wolf growled at the sight. Still, she hadn't assumed it to be hostile, merely efficiently and heartlessly carrying out a mission. They waited for it to finish, and as it rose to its full height, it raised both chainsaws high above them.</text:p>
      <text:p text:style-name="Normal">“Now I may assume you're hostile.”</text:p>
      <text:p text:style-name="Normal"><text:tab/>It slashed downwards with both, but the wolf was quick to dodge. It had been a long time since she'd last fought, and this would be her first night battle.</text:p>
      <text:p text:style-name="Normal"/>
      <text:p text:style-name="P2">*</text:p>
      <text:p text:style-name="Normal"/>
      <text:p text:style-name="Normal"><text:tab/>Every reality has a degree of malleability, they can all be modified to some extent by us. That degree is usually at its maximum in one's own lucid dreams and at a minimum in the waking world. For her, that degree had always been greater than virtually anyone else's, no matter where she went: due to her nature, she was capable of making any reality bend to her imagination. However, just like for everyone else, this was easier in some worlds, and harder in others. This particular world belonged to the latter category; in it, big changes came at a high price. In her case, changes had to be paid for in imagination, willpower and concentration, or in other words, mental taxation. As for how big they were, it could be estimated through the amount of energy that they'd incur: the generation of objects with considerable mass or extremely high <text:s text:c="1"/>speeds or even the causing of an earthquake, those could all be considered big changes. Her experience coupled with her earlier creations told here that here, those kind of things would be prohibitively expensive. Here, that kind of scale was beyond her current capabilities.</text:p>
      <text:p text:style-name="Normal"><text:tab/></text:p>
      <text:p text:style-name="Normal"><text:tab/>As such, unless she found a weakness, she was unlikely to end the fight with a single powerful strike. She would have to play the long game. To preserve her mental stamina and therefore her ability to attack, subsequent generations should be of the calibre of the flying blade. As for the plan, it was simple: dismantle the golem. </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